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7a851" officeooo:paragraph-rsid="0017a851"/>
    </style:style>
    <style:style style:name="P2" style:family="paragraph" style:parent-style-name="Standard">
      <style:paragraph-properties fo:text-align="start" style:justify-single-word="false"/>
      <style:text-properties officeooo:rsid="0017a851" officeooo:paragraph-rsid="0017a851"/>
    </style:style>
    <style:style style:name="P3" style:family="paragraph" style:parent-style-name="Standard">
      <style:paragraph-properties fo:text-align="center" style:justify-single-word="false"/>
      <style:text-properties fo:color="#800000" fo:font-size="16pt" fo:font-weight="bold" officeooo:rsid="0017a851" officeooo:paragraph-rsid="0017a851"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190e8c" officeooo:paragraph-rsid="00190e8c"/>
    </style:style>
    <style:style style:name="P5" style:family="paragraph" style:parent-style-name="Standard">
      <style:paragraph-properties fo:text-align="start" style:justify-single-word="false"/>
      <style:text-properties officeooo:rsid="001cc90b" officeooo:paragraph-rsid="001cc90b"/>
    </style:style>
    <style:style style:name="P6" style:family="paragraph" style:parent-style-name="Standard">
      <style:paragraph-properties fo:text-align="start" style:justify-single-word="false"/>
      <style:text-properties officeooo:rsid="001e595e" officeooo:paragraph-rsid="001e59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 2 – Programmation Java</text:p>
      <text:p text:style-name="P1"/>
      <text:p text:style-name="P2"/>
      <text:p text:style-name="P2"/>
      <text:p text:style-name="P2"/>
      <text:p text:style-name="P2">Exercice 4.1</text:p>
      <text:p text:style-name="P2"/>
      <text:p text:style-name="P4"/>
      <text:p text:style-name="P5">5- Si la chaine passée au constructeur est nulle, l'invocation des méthodes chaine.toUpperCase() dans le constructeur et chaine.lenght() dans la méthode crypte() provoque une erreur. Il faut veiller lors de la construction d'une instance de la classe chaineCryptee à ce que la chaine ne soit pas null.</text:p>
      <text:p text:style-name="P5"/>
      <text:p text:style-name="P5"/>
      <text:p text:style-name="P6">Exercice 4.2</text:p>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6-02-12T15:40:42.293970367</meta:creation-date>
    <dc:date>2016-02-14T15:45:45.367387719</dc:date>
    <dc:creator>Quentin </dc:creator>
    <meta:editing-duration>PT1H10M58S</meta:editing-duration>
    <meta:editing-cycles>2</meta:editing-cycles>
    <meta:generator>LibreOffice/4.3.3.2$Linux_X86_64 LibreOffice_project/430m0$Build-2</meta:generator>
    <meta:document-statistic meta:table-count="0" meta:image-count="0" meta:object-count="0" meta:page-count="1" meta:paragraph-count="5" meta:word-count="55" meta:character-count="351" meta:non-whitespace-character-count="298"/>
  </office:meta>
</office:document-meta>
</file>